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ceBot.js is to work like a main file.</text:p>
      <text:p text:style-name="Standard"/>
      <text:p text:style-name="Standard">Pulling in functions from other files on events.</text:p>
      <text:p text:style-name="Standard"/>
      <text:p text:style-name="Standard">There are two events.</text:p>
      <text:list xml:id="list7053456870916783027" text:style-name="L1">
        <text:list-item>
          <text:p text:style-name="P1">A new message from Facebook</text:p>
        </text:list-item>
        <text:list-item>
          <text:p text:style-name="P1">A new message in discord</text:p>
        </text:list-item>
      </text:list>
      <text:p text:style-name="Standard"/>
      <text:p text:style-name="Standard">When a message from facebook is received,</text:p>
      <text:list xml:id="list4443617647097167630" text:style-name="L2">
        <text:list-item>
          <text:p text:style-name="P2">determine if message is a group chat or direct message.</text:p>
        </text:list-item>
        <text:list-item>
          <text:p text:style-name="P2">If group find channel with group name</text:p>
        </text:list-item>
        <text:list-item>
          <text:p text:style-name="P2">else find channel with message author</text:p>
        </text:list-item>
        <text:list-item>
          <text:p text:style-name="P2">send message into channel</text:p>
        </text:list-item>
        <text:list-item>
          <text:p text:style-name="P2">if the message is a change such as a new name to the group chat, change the name of the channel and send message about the change</text:p>
        </text:list-item>
        <text:list-item>
          <text:p text:style-name="P2">any group messages should start with the prefix of who is sending the message, e.g. Jack: this is my message.</text:p>
        </text:list-item>
      </text:list>
      <text:p text:style-name="Standard"/>
      <text:p text:style-name="Standard">When a message from discord is received</text:p>
      <text:list xml:id="list5122655956519458692" text:style-name="L3">
        <text:list-item>
          <text:p text:style-name="P3">Determine if the message is from the bot or not</text:p>
        </text:list-item>
        <text:list-item>
          <text:p text:style-name="P3">if not then find what channel it is sent in and get the name of the channel</text:p>
        </text:list-item>
        <text:list-item>
          <text:p text:style-name="P3">get the contents of the message</text:p>
        </text:list-item>
        <text:list-item>
          <text:p text:style-name="P3">send the message into the facebook chat with the cosponsoring name.</text:p>
        </text:list-item>
      </text:list>
      <text:p text:style-name="Standard"/>
      <text:p text:style-name="Standard">Other events can be if the bot has not been running for a while pull in any messages that have been sent since last active.</text:p>
      <text:p text:style-name="Standard"/>
      <text:p text:style-name="Standard">Another thing can be to pull in all messages when first run, to populate a sever with channels with all existing chats and all messages.</text:p>
      <text:list xml:id="list7079743918961893477" text:style-name="L4">
        <text:list-item>
          <text:p text:style-name="P4">note as the bot will be sending all messages from both parties when preforming this function all messages should have a prefix of who sent them, and possibly a time stamp as well.</text:p>
        </text:list-item>
      </text:list>
      <text:p text:style-name="Standard"/>
      <text:p text:style-name="Standard"/>
      <text:p text:style-name="Standard">While wanting to make this public, I feel having it open source would be a better option.</text:p>
      <text:p text:style-name="Standard">This is due to the limitations of the API's we are using.</text:p>
      <text:p text:style-name="Standard"/>
      <text:p text:style-name="Standard">As we are logging into facebook to get the chat's, we can either get tokens for each user, and store them in a database, when a message is received check on what token the message is from and send the message to the appropriate discord server. </text:p>
      <text:p text:style-name="Standard">The problem with this is we would have to run a different instance of the bot for each token, or have the bot cycle through each token to check for new updates, but the larger the scale the longer each update will take, making reply's slow.</text:p>
      <text:p text:style-name="Standard"/>
      <text:p text:style-name="Standard">As such I believe the best option is for anyone who wants to run the server to create there own discord token and run the bot on there own mach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Garland </meta:initial-creator>
    <meta:creation-date>2018-11-29T17:09:26.55</meta:creation-date>
    <dc:date>2018-11-29T17:33:14.32</dc:date>
    <dc:creator>Jack Garland </dc:creator>
    <meta:editing-duration>PT17M48S</meta:editing-duration>
    <meta:editing-cycles>3</meta:editing-cycles>
    <meta:generator>OpenOffice/4.1.5$Win32 OpenOffice.org_project/415m1$Build-9789</meta:generator>
    <meta:document-statistic meta:table-count="0" meta:image-count="0" meta:object-count="0" meta:page-count="1" meta:paragraph-count="25" meta:word-count="409" meta:character-count="2080"/>
  </office:meta>
</office:document-meta>
</file>